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45f" officeooo:paragraph-rsid="0019845f"/>
    </style:style>
    <style:style style:name="P2" style:family="paragraph" style:parent-style-name="Standard">
      <style:text-properties officeooo:rsid="001a158e" officeooo:paragraph-rsid="001a158e"/>
    </style:style>
    <style:style style:name="P3" style:family="paragraph" style:parent-style-name="Standard">
      <style:text-properties officeooo:rsid="001b49ac" officeooo:paragraph-rsid="001b49ac"/>
    </style:style>
    <style:style style:name="P4" style:family="paragraph" style:parent-style-name="Standard">
      <style:text-properties officeooo:rsid="001b52da" officeooo:paragraph-rsid="001b52da"/>
    </style:style>
    <style:style style:name="P5" style:family="paragraph" style:parent-style-name="Standard">
      <style:text-properties officeooo:rsid="001c4551" officeooo:paragraph-rsid="001c4551"/>
    </style:style>
    <style:style style:name="P6" style:family="paragraph" style:parent-style-name="Standard">
      <style:text-properties officeooo:rsid="001ddc5b" officeooo:paragraph-rsid="001ddc5b"/>
    </style:style>
    <style:style style:name="P7" style:family="paragraph" style:parent-style-name="Standard">
      <style:text-properties officeooo:rsid="001fceee" officeooo:paragraph-rsid="001fceee"/>
    </style:style>
    <style:style style:name="P8" style:family="paragraph" style:parent-style-name="Standard">
      <style:text-properties officeooo:rsid="00205e91" officeooo:paragraph-rsid="00205e91"/>
    </style:style>
    <style:style style:name="P9" style:family="paragraph" style:parent-style-name="Standard">
      <style:text-properties officeooo:rsid="00224a76" officeooo:paragraph-rsid="00224a76"/>
    </style:style>
    <style:style style:name="P10" style:family="paragraph" style:parent-style-name="Standard">
      <style:text-properties officeooo:rsid="00242944" officeooo:paragraph-rsid="00242944"/>
    </style:style>
    <style:style style:name="P11" style:family="paragraph" style:parent-style-name="Standard">
      <style:text-properties officeooo:rsid="002687c3" officeooo:paragraph-rsid="002687c3"/>
    </style:style>
    <style:style style:name="P12" style:family="paragraph" style:parent-style-name="Standard">
      <style:text-properties officeooo:rsid="0026d1aa" officeooo:paragraph-rsid="0026d1aa"/>
    </style:style>
    <style:style style:name="P13" style:family="paragraph" style:parent-style-name="Standard">
      <style:text-properties officeooo:rsid="00283cab" officeooo:paragraph-rsid="00283cab"/>
    </style:style>
    <style:style style:name="P14" style:family="paragraph" style:parent-style-name="Standard">
      <style:text-properties officeooo:rsid="00299de9" officeooo:paragraph-rsid="00299de9"/>
    </style:style>
    <style:style style:name="P15" style:family="paragraph" style:parent-style-name="Standard">
      <style:text-properties officeooo:rsid="00299de9" officeooo:paragraph-rsid="002b90f8"/>
    </style:style>
    <style:style style:name="P16" style:family="paragraph" style:parent-style-name="Standard">
      <style:text-properties officeooo:rsid="002b90f8" officeooo:paragraph-rsid="002b90f8"/>
    </style:style>
    <style:style style:name="P17" style:family="paragraph" style:parent-style-name="Standard">
      <style:text-properties officeooo:rsid="002d8741" officeooo:paragraph-rsid="002d8741"/>
    </style:style>
    <style:style style:name="T1" style:family="text">
      <style:text-properties officeooo:rsid="00205e91"/>
    </style:style>
    <style:style style:name="T2" style:family="text">
      <style:text-properties officeooo:rsid="002082ce"/>
    </style:style>
    <style:style style:name="T3" style:family="text">
      <style:text-properties officeooo:rsid="00252654"/>
    </style:style>
    <style:style style:name="T4" style:family="text">
      <style:text-properties officeooo:rsid="002687c3"/>
    </style:style>
    <style:style style:name="T5" style:family="text">
      <style:text-properties officeooo:rsid="0026d1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compagnie de l’équipe de maths Barbusse, mme Proust IAIPR chargé e de l’établissement, m Rochetin IAIPR mathématiques</text:p>
      <text:p text:style-name="P1"/>
      <text:h text:style-name="Heading_20_4" text:outline-level="4">Présentation du début</text:h>
      <text:p text:style-name="P1"/>
      <text:p text:style-name="P1">EP à Créteil : difficile, faire plus qu’ailleurs, qu’est-ce que l’éducation prioritaire ? Diapo</text:p>
      <text:p text:style-name="P1"/>
      <text:p text:style-name="P2">But de l’EP : corriger l’impact des inégalités sociales et économiques sur la réussite scolaire</text:p>
      <text:p text:style-name="P3"/>
      <text:p text:style-name="P3">En enseignement supérieur, il n’y a que 27,5 % des élèves dirugine modeste contre 64,2 % des élèves d’origine favorisée.</text:p>
      <text:p text:style-name="P4">Dès la troisième, seul 81,9 % des élèves de milieu modestes sont en classe contre 91,8 % des élèves d’origine favorisée.</text:p>
      <text:p text:style-name="P4"/>
      <text:p text:style-name="P5">DEP pour tout ce qui est global en termes de données et la PAP pour ce qui est académique.</text:p>
      <text:p text:style-name="P5"/>
      <text:p text:style-name="P6">IPS : voir article de Rocher 2016 pour le détail du calcul de cet IPS</text:p>
      <text:p text:style-name="P7">à Barbusse : <text:span text:style-name="T1">environ</text:span> 70</text:p>
      <text:p text:style-name="P7"/>
      <text:p text:style-name="P8">Acteurs de l’éducation prioritaire : chef d’établissements, IEN, IAIPR référent (ici mme Proust), <text:span text:style-name="T2">coordo REP</text:span></text:p>
      <text:p text:style-name="P9">Objectif du coordo REP n’est pas de rajouter une charge de travail. <text:span text:style-name="T4">+ adresse mail demandée à mme Leon </text:span><text:span text:style-name="T5">qui nous sera transmis plus tard</text:span></text:p>
      <text:p text:style-name="P10">Existence des formateurs éducation prioritaire : <text:span text:style-name="T3">on peut demander une formation sur mesure</text:span></text:p>
      <text:p text:style-name="P11"/>
      <text:p text:style-name="P12">Référentiel d’éducation prioritaire</text:p>
      <text:p text:style-name="P13">Faire les choses différement mais les faire tout de même.</text:p>
      <text:p text:style-name="P14"/>
      <text:p text:style-name="P14">Existence du CAREP : lettre d’information (la garder pour plus tard même si on ne la lit pas à l’instant T), podcast, ressources sur le site, magistère Enseigner en éducation prioritaire</text:p>
      <text:p text:style-name="P14">Dans la lettre d’information prioritaire : actualités, podcast</text:p>
      <text:p text:style-name="P16">carep.ac-creteil.fr</text:p>
      <text:p text:style-name="P15"/>
      <text:h text:style-name="Heading_20_4" text:outline-level="4">Atelier 1-tous</text:h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09:35:09.810000000</meta:creation-date>
    <meta:generator>LibreOffice/7.4.3.2$Windows_X86_64 LibreOffice_project/1048a8393ae2eeec98dff31b5c133c5f1d08b890</meta:generator>
    <dc:date>2025-01-22T10:13:26.832000000</dc:date>
    <meta:editing-duration>PT38M6S</meta:editing-duration>
    <meta:editing-cycles>22</meta:editing-cycles>
    <meta:document-statistic meta:table-count="0" meta:image-count="0" meta:object-count="0" meta:page-count="1" meta:paragraph-count="18" meta:word-count="238" meta:character-count="1459" meta:non-whitespace-character-count="1239"/>
  </office:meta>
</office:document-meta>
</file>